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947cm" fo:min-width="5.2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06cm" fo:min-width="5.2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73cm" fo:min-width="4.5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909cm" fo:min-width="4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893cm" fo:min-width="4.8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461cm" fo:min-width="7.0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7" svg:width="7.012cm" svg:height="2.461cm" svg:x="5.431cm" svg:y="9.511cm"><text:p><text:s text:c="25"/>student</text:p><draw:enhanced-geometry svg:viewBox="0 0 21600 21600" draw:type="rectangle" draw:enhanced-path="M 0 0 L 21600 0 21600 21600 0 21600 0 0 Z N"/></draw:custom-shape><draw:custom-shape text:anchor-type="paragraph" draw:z-index="1" draw:name="Shape2" draw:style-name="gr6" svg:width="6.906cm" svg:height="2.673cm" svg:x="4.32cm" svg:y="3.24cm"><text:p><text:s text:c="8"/>Reference 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5" svg:width="6.642cm" svg:height="2.7cm" svg:x="12.31cm" svg:y="6.442cm"><text:p><text:s text:c="18"/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svg:width="6.457cm" svg:height="2.647cm" svg:x="-1.422cm" svg:y="6.548cm"><text:p><text:s text:c="15"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3" svg:width="7.462cm" svg:height="2.911cm" svg:x="0.086cm" svg:y="13.982cm"><text:p><text:s text:c="19"/>E-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2" svg:width="7.409cm" svg:height="2.752cm" svg:x="10.379cm" svg:y="13.824cm"><text:p><text:s text:c="14"/>Mobile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7" draw:style-name="gr1" draw:text-style-name="P1" svg:x1="7.865cm" svg:y1="6.045cm" svg:x2="7.839cm" svg:y2="9.67cm"><text:p/></draw:line><draw:line text:anchor-type="paragraph" draw:z-index="7" draw:name="Shape8" draw:style-name="gr1" draw:text-style-name="P1" svg:x1="12.442cm" svg:y1="10.675cm" svg:x2="14.321cm" svg:y2="8.876cm"><text:p/></draw:line><draw:line text:anchor-type="paragraph" draw:z-index="8" draw:name="Shape9" draw:style-name="gr1" draw:text-style-name="P1" svg:x1="3.764cm" svg:y1="8.982cm" svg:x2="5.669cm" svg:y2="10.702cm"><text:p/></draw:line><draw:line text:anchor-type="paragraph" draw:z-index="9" draw:name="Shape10" draw:style-name="gr1" draw:text-style-name="P1" svg:x1="5.537cm" svg:y1="14.195cm" svg:x2="6.913cm" svg:y2="11.972cm"><text:p/></draw:line><draw:line text:anchor-type="paragraph" draw:z-index="10" draw:name="Shape11" draw:style-name="gr1" draw:text-style-name="P1" svg:x1="11.172cm" svg:y1="11.972cm" svg:x2="13.209cm" svg:y2="14.327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3:30:21.576600789</meta:creation-date>
    <dc:date>2023-07-19T13:35:58.392593793</dc:date>
    <meta:editing-duration>PT5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